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officeooo:paragraph-rsid="001b7962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1b796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1b7962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text-properties fo:font-weight="bold" style:font-weight-asian="bold" style:font-weight-complex="bold"/>
    </style:style>
    <style:style style:name="P11" style:family="paragraph" style:parent-style-name="Standard" style:list-style-name="L4">
      <style:text-properties fo:font-weight="bold" style:font-weight-asian="bold" style:font-weight-complex="bold"/>
    </style:style>
    <style:style style:name="P12" style:family="paragraph" style:parent-style-name="Standard" style:list-style-name="L3"/>
    <style:style style:name="P13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7962"/>
    </style:style>
    <style:style style:name="T3" style:family="text">
      <style:text-properties officeooo:rsid="001c2536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Załacznik nr. 1</text:span> <text:s text:c="89"/></text:p>
      <text:p text:style-name="P4"><text:s text:c="105"/>Dzierżoniów, dnia . <text:span text:style-name="T3">25</text:span>.11.2022</text:p>
      <text:p text:style-name="Standard"/>
      <text:p text:style-name="Standard"/>
      <text:p text:style-name="P1">ZAMAWIAJACY :</text:p>
      <text:p text:style-name="Standard">Stowarzyszenie Przyjaciół Zwierzat <text:s/>„ AZYL „</text:p>
      <text:p text:style-name="Standard">ul. Brzegowa 151</text:p>
      <text:p text:style-name="Standard">58-200 Dzierżoniów</text:p>
      <text:p text:style-name="Standard"/>
      <text:p text:style-name="P1">Odbiorca /płatnik :</text:p>
      <text:p text:style-name="Standard"><text:s/>Stowarzyszenie Przyjaciół Zwierzat <text:s/>„ AZYL „</text:p>
      <text:p text:style-name="Standard">ul. Brzegowa 151</text:p>
      <text:p text:style-name="Standard">Nip 8872-14-74-884</text:p>
      <text:p text:style-name="Standard"/>
      <text:p text:style-name="P1">Dodatkowych informacji udziela :</text:p>
      <text:p text:style-name="Standard">Prezes Jerzy Thomalla</text:p>
      <text:p text:style-name="Standard"/>
      <text:p text:style-name="P5"><text:s/>ZAPYTANIE OFERTOWE</text:p>
      <text:p text:style-name="P5"><text:s/></text:p>
      <text:p text:style-name="P6">Ze względu na to ,że wartość zamówienia publicznego nie przekracza wyrażonej w złotych równowartości kwoty 130.000,00 zł <text:s/>nie stosuje się przepisów ustawy z dnia 11 września 2019r. Prawo zamówień publicznych art. 2 ust. 1 pkt. 1 (Dz. U. z 2022r. poz. 1710 z poźń. zm.).</text:p>
      <text:p text:style-name="P3"/>
      <text:p text:style-name="P3"/>
      <text:p text:style-name="P1">Zamawiający zaprasza do złożenia oferty na :</text:p>
      <text:p text:style-name="P1"/>
      <text:list xml:id="list2033012107" text:style-name="L1">
        <text:list-item>
          <text:list>
            <text:list-item>
              <text:p text:style-name="P7">Całodobowe świadczenie <text:s/>kompleksowych usług weterynaryjnych <text:s/>dla zwierząt <text:s/>w schronisku „ AZYL „ ul. Brzegowa 151 w Dzierżoniowie.</text:p>
            </text:list-item>
            <text:list-item>
              <text:p text:style-name="P7">Nadzór weterynaryjny nad schroniskiem </text:p>
            </text:list-item>
            <text:list-item>
              <text:p text:style-name="P7">Przestrzeganie przepisów w sprawie wymagań weterynaryjnych dla prowadzenia schronisk dla zwierząt <text:s/>oraz <text:s/>przepisów o ochronie zwierząt </text:p>
            </text:list-item>
          </text:list>
        </text:list-item>
      </text:list>
      <text:p text:style-name="Standard"/>
      <text:list xml:id="list545113145" text:style-name="L2">
        <text:list-item>
          <text:p text:style-name="P9">Opis przedmiotu zamówienia:</text:p>
          <text:p text:style-name="P9"/>
          <text:p text:style-name="P8">Świadczenie kompleksowych <text:s/>usług weterynaryjnych przyjętych i przebywających w schronisku <text:s/>( szczepienie , odrobaczania. odpchlenia, zabiegi kastracji , sterylizacji , przycinania pazurów , czyszczenie zębów , podstawowe leczenia wykrytych chorób , usg , rtg <text:s/>, wyniki moczu , krwi, zabiegi operacyjne , oraz inne usługi weterynaryjne <text:s/>.</text:p>
        </text:list-item>
      </text:list>
      <text:p text:style-name="Standard"/>
      <text:p text:style-name="Standard"><text:s text:c="12"/>Nadzór i szkolenia pracowników schroniska oraz nadzór nad przestrzeganiem </text:p>
      <text:p text:style-name="Standard"><text:s text:c="12"/>przepisów weterynaryjnych , dobrostanu <text:s/>oraz ochrony zwierząt .</text:p>
      <text:p text:style-name="Standard"/>
      <text:p text:style-name="Standard"/>
      <text:list xml:id="list2955452182" text:style-name="L3">
        <text:list-item>
          <text:p text:style-name="P10">Miejsce i termin składania ofert:</text:p>
          <text:p text:style-name="P10"/>
          <text:p text:style-name="P12">W formie pisemnej w zamkniętej kopercie z opisem „ Oferta na kompleksowe usługi weterynaryjne „ w siedzibie Stowarzyszenia ( schronisko AZYL ) ul. Brzegowa 151 <text:s/>do dnia 1<text:span text:style-name="T3">0</text:span> grudnia <text:s/>202<text:span text:style-name="T3">3</text:span> do godz 15.00 <text:s/>lub na adres korespondencyjny zamawiającego .</text:p>
          <text:p text:style-name="P12"/>
        </text:list-item>
        <text:list-item>
          <text:p text:style-name="P12"><text:span text:style-name="T1">Termin wykonania zamówienia : </text:span>od dnia podpisania umowy lecz nie wcześniej niż od 01.01.202<text:span text:style-name="T3">4</text:span> do 31.12.202<text:span text:style-name="T3">4</text:span></text:p>
          <text:p text:style-name="P12"/>
        </text:list-item>
        <text:list-item>
          <text:p text:style-name="P10"><text:soft-page-break/>Ofertę należy składać na określonych drukach </text:p>
        </text:list-item>
      </text:list>
      <text:p text:style-name="P1"/>
      <text:p text:style-name="P1"/>
      <text:p text:style-name="P1"/>
      <text:p text:style-name="P1"/>
      <text:p text:style-name="P1"/>
      <text:list xml:id="list142317111512619" text:continue-numbering="true" text:style-name="L3">
        <text:list-header>
          <text:p text:style-name="P10"/>
        </text:list-header>
        <text:list-item>
          <text:p text:style-name="P10">Opis kryteriów oceny </text:p>
        </text:list-item>
      </text:list>
      <text:p text:style-name="Standard"><text:s text:c="11"/>Najniższa cena </text:p>
      <text:p text:style-name="Standard"><text:s text:c="11"/>Odległość <text:s/>od schroniska</text:p>
      <text:p text:style-name="Standard"><text:s text:c="11"/>Dyspozycyjność</text:p>
      <text:p text:style-name="Standard"/>
      <text:list xml:id="list3240702112" text:style-name="L4">
        <text:list-item>
          <text:p text:style-name="P11">Dodatkowe informacje :</text:p>
          <text:p text:style-name="P11"><text:s/></text:p>
          <text:p text:style-name="P13">Zamawiający odrzuca ofertę jeśli :</text:p>
        </text:list-item>
      </text:list>
      <text:p text:style-name="Standard"/>
      <text:list xml:id="list142318596233200" text:continue-numbering="true" text:style-name="L4">
        <text:list-header>
          <text:p text:style-name="P13">- zostanie dostarczona po terminie.</text:p>
          <text:p text:style-name="P13">- Zawiera braki uniemożliwiające dokonania oceny treści .</text:p>
          <text:p text:style-name="P13">- Jeśli wybrany wykonawca uchyla się od zawarcia umowy, najkorzystniejsza oferta może zostać wybrana spośród ofert pozostałych .</text:p>
          <text:p text:style-name="P13"><text:s/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P2">Zatwierdził </text:p>
      <text:p text:style-name="P2"/>
      <text:p text:style-name="P2">…...............................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załączniki :</text:p>
      <text:p text:style-name="Standard">zał.1. zapytanie ofertowe</text:p>
      <text:p text:style-name="Standard">zał.2. druk oferty</text:p>
      <text:p text:style-name="Standard">zał.3. projekty umowy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l" fo:country="PL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2T10:46:13.47</meta:creation-date>
    <meta:print-date>2022-11-22T12:26:34.23</meta:print-date>
    <dc:date>2023-11-16T14:23:16.976000000</dc:date>
    <meta:editing-duration>PT7M35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44" meta:word-count="334" meta:character-count="2593" meta:non-whitespace-character-count="2027"/>
  </office:meta>
</office:document-meta>
</file>